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002cm"/>
    </style:style>
    <style:style style:name="Table1.B" style:family="table-column">
      <style:table-column-properties style:column-width="12.042cm"/>
    </style:style>
    <style:style style:name="Table1.C" style:family="table-column">
      <style:table-column-properties style:column-width="3.95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🧩 <text:span text:style-name="Strong_20_Emphasis">Goal</text:span></text:h>
      <text:p text:style-name="Text_20_body">Run your <text:span text:style-name="Strong_20_Emphasis"><text:span text:style-name="Source_20_Text">test.py</text:span></text:span> inside a <text:span text:style-name="Strong_20_Emphasis">Kubernetes Pod</text:span>.</text:p>
      <text:p text:style-name="Horizontal_20_Line"/>
      <text:h text:style-name="Heading_20_2" text:outline-level="2">⚙️ <text:span text:style-name="Strong_20_Emphasis">Steps</text:span></text:h>
      <text:h text:style-name="Heading_20_3" text:outline-level="3">🪶 Step 1: Create your <text:span text:style-name="Source_20_Text">test.py</text:span></text:h>
      <text:p text:style-name="Text_20_body">Make sure your Python script is ready.<text:line-break/>Example:</text:p>
      <text:p text:style-name="P1"><text:span text:style-name="Source_20_Text">print("Hello from test.py running inside a Kubernetes Pod!")</text:span></text:p>
      <text:p text:style-name="Horizontal_20_Line"/>
      <text:h text:style-name="Heading_20_3" text:outline-level="3">🐳 Step 2: Create a Dockerfile</text:h>
      <text:p text:style-name="Text_20_body">In the same folder as <text:span text:style-name="Source_20_Text">test.py</text:span>, create a file named <text:span text:style-name="Source_20_Text">Dockerfile</text:span>:</text:p>
      <text:p text:style-name="Preformatted_20_Text"><text:span text:style-name="Source_20_Text"># Use a small Python image</text:span></text:p>
      <text:p text:style-name="Preformatted_20_Text"><text:span text:style-name="Source_20_Text">FROM python:3.9-slim</text:span></text:p>
      <text:p text:style-name="Preformatted_20_Text"/>
      <text:p text:style-name="Preformatted_20_Text"><text:span text:style-name="Source_20_Text"># Set working directory inside the container</text:span></text:p>
      <text:p text:style-name="Preformatted_20_Text"><text:span text:style-name="Source_20_Text">WORKDIR /app</text:span></text:p>
      <text:p text:style-name="Preformatted_20_Text"/>
      <text:p text:style-name="Preformatted_20_Text"><text:span text:style-name="Source_20_Text"># Copy your Python script into the container</text:span></text:p>
      <text:p text:style-name="Preformatted_20_Text"><text:span text:style-name="Source_20_Text">COPY test.py /app</text:span></text:p>
      <text:p text:style-name="Preformatted_20_Text"/>
      <text:p text:style-name="Preformatted_20_Text"><text:span text:style-name="Source_20_Text"># Command to run your Python script</text:span></text:p>
      <text:p text:style-name="P1"><text:span text:style-name="Source_20_Text">CMD ["python", "test.py"]</text:span></text:p>
      <text:p text:style-name="Horizontal_20_Line"/>
      <text:h text:style-name="Heading_20_3" text:outline-level="3">🏗️ Step 3: Build the Docker image</text:h>
      <text:p text:style-name="Text_20_body">In your terminal (inside the directory containing <text:span text:style-name="Source_20_Text">Dockerfile</text:span> and <text:span text:style-name="Source_20_Text">test.py</text:span>):</text:p>
      <text:p text:style-name="P1"><text:span text:style-name="Source_20_Text">docker build -t your-dockerhub-username/test-py .</text:span></text:p>
      <text:p text:style-name="Text_20_body"><text:span text:style-name="Emphasis">(Replace </text:span><text:span text:style-name="Emphasis"><text:span text:style-name="Source_20_Text">your-dockerhub-username</text:span></text:span><text:span text:style-name="Emphasis"> with your actual Docker Hub username.)</text:span></text:p>
      <text:p text:style-name="Horizontal_20_Line"/>
      <text:h text:style-name="Heading_20_3" text:outline-level="3">🪣 Step 4: Push the image to Docker Hub</text:h>
      <text:p text:style-name="Text_20_body">First, log in:</text:p>
      <text:p text:style-name="P1"><text:span text:style-name="Source_20_Text">docker login</text:span></text:p>
      <text:p text:style-name="Text_20_body">Then push your image:</text:p>
      <text:p text:style-name="P1"><text:span text:style-name="Source_20_Text">docker push your-dockerhub-username/test-py</text:span></text:p>
      <text:p text:style-name="Text_20_body"><text:soft-page-break/>✅ Now your image is hosted online, ready for Kubernetes to use.</text:p>
      <text:p text:style-name="Horizontal_20_Line"/>
      <text:h text:style-name="Heading_20_3" text:outline-level="3">📄 Step 5: Create the Kubernetes Pod YAML</text:h>
      <text:p text:style-name="Text_20_body">Make a new file named <text:span text:style-name="Source_20_Text">test-pod.yaml</text:span>:</text:p>
      <text:p text:style-name="Preformatted_20_Text"><text:span text:style-name="Source_20_Text">apiVersion: v1</text:span></text:p>
      <text:p text:style-name="Preformatted_20_Text"><text:span text:style-name="Source_20_Text">kind: Pod</text:span></text:p>
      <text:p text:style-name="Preformatted_20_Text"><text:span text:style-name="Source_20_Text">metadata:</text:span></text:p>
      <text:p text:style-name="Preformatted_20_Text"><text:span text:style-name="Source_20_Text"><text:s text:c="2"/>name: test-pod</text:span></text:p>
      <text:p text:style-name="Preformatted_20_Text"><text:span text:style-name="Source_20_Text">spec:</text:span></text:p>
      <text:p text:style-name="Preformatted_20_Text"><text:span text:style-name="Source_20_Text"><text:s text:c="2"/>containers:</text:span></text:p>
      <text:p text:style-name="Preformatted_20_Text"><text:span text:style-name="Source_20_Text"><text:s text:c="4"/>- name: test-container</text:span></text:p>
      <text:p text:style-name="Preformatted_20_Text"><text:span text:style-name="Source_20_Text"><text:s text:c="6"/>image: your-dockerhub-username/test-py:latest</text:span></text:p>
      <text:p text:style-name="P1"><text:span text:style-name="Source_20_Text"><text:s text:c="6"/>imagePullPolicy: Always</text:span></text:p>
      <text:p text:style-name="Horizontal_20_Line"/>
      <text:h text:style-name="Heading_20_3" text:outline-level="3">🚀 Step 6: Run the Pod</text:h>
      <text:p text:style-name="Text_20_body">Apply the YAML file:</text:p>
      <text:p text:style-name="P1"><text:span text:style-name="Source_20_Text">kubectl apply -f test-pod.yaml</text:span></text:p>
      <text:p text:style-name="Text_20_body">Check if it’s running:</text:p>
      <text:p text:style-name="P1"><text:span text:style-name="Source_20_Text">kubectl get pods</text:span></text:p>
      <text:p text:style-name="Horizontal_20_Line"/>
      <text:h text:style-name="Heading_20_3" text:outline-level="3">🔍 Step 7: View the output</text:h>
      <text:p text:style-name="Text_20_body">Once it’s running, check the logs:</text:p>
      <text:p text:style-name="P1"><text:span text:style-name="Source_20_Text">kubectl logs test-pod</text:span></text:p>
      <text:p text:style-name="Text_20_body">✅ Expected output:</text:p>
      <text:p text:style-name="P1"><text:span text:style-name="Source_20_Text">Hello from test.py running inside a Kubernetes Pod!</text:span></text:p>
      <text:p text:style-name="Horizontal_20_Line"/>
      <text:h text:style-name="Heading_20_3" text:outline-level="3">🧹 Step 8: Clean up</text:h>
      <text:p text:style-name="Text_20_body">When you’re done testing:</text:p>
      <text:p text:style-name="P1"><text:span text:style-name="Source_20_Text">kubectl delete pod test-pod</text:span></text:p>
      <text:p text:style-name="Horizontal_20_Line"/>
      <text:h text:style-name="Heading_20_2" text:outline-level="2">⚡ <text:span text:style-name="Strong_20_Emphasis">Summary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Source_20_Text">docker build -t your-dockerhub-username/test-py .</text:span></text:p>
          </table:table-cell>
          <table:table-cell table:style-name="Table1.A1" office:value-type="string">
            <text:p text:style-name="Table_20_Contents">Build the image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<text:span text:style-name="Source_20_Text">docker push your-dockerhub-username/test-py</text:span></text:p>
          </table:table-cell>
          <table:table-cell table:style-name="Table1.A1" office:value-type="string">
            <text:p text:style-name="Table_20_Contents">Upload to Docker <text:soft-page-break/>Hub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<text:span text:style-name="Source_20_Text">kubectl apply -f test-pod.yaml</text:span></text:p>
          </table:table-cell>
          <table:table-cell table:style-name="Table1.A1" office:value-type="string">
            <text:p text:style-name="Table_20_Contents">Create Pod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<text:span text:style-name="Source_20_Text">kubectl logs test-pod</text:span></text:p>
          </table:table-cell>
          <table:table-cell table:style-name="Table1.A1" office:value-type="string">
            <text:p text:style-name="Table_20_Contents">View Python output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<text:span text:style-name="Source_20_Text">kubectl delete pod test-pod</text:span></text:p>
          </table:table-cell>
          <table:table-cell table:style-name="Table1.A1" office:value-type="string">
            <text:p text:style-name="Table_20_Contents">Delete Pod</text:p>
          </table:table-cell>
        </table:table-row>
      </table:table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09:54:12.142592117</meta:creation-date>
    <dc:date>2025-10-30T09:55:53.875197203</dc:date>
    <meta:editing-duration>PT1M42S</meta:editing-duration>
    <meta:editing-cycles>1</meta:editing-cycles>
    <meta:document-statistic meta:table-count="1" meta:image-count="0" meta:object-count="0" meta:page-count="3" meta:paragraph-count="69" meta:word-count="285" meta:character-count="1778" meta:non-whitespace-character-count="1542"/>
    <meta:generator>LibreOffice/7.3.7.2$Linux_X86_64 LibreOffice_project/30$Build-2</meta:generator>
  </office:meta>
</office:document-meta>
</file>